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dae650"/>
    </style:style>
    <style:style style:name="P5" style:family="paragraph" style:parent-style-name="Standard" style:list-style-name="L1">
      <style:text-properties officeooo:paragraph-rsid="06df3b09"/>
    </style:style>
    <style:style style:name="P6" style:family="paragraph" style:parent-style-name="Standard" style:list-style-name="L1">
      <style:text-properties officeooo:paragraph-rsid="06e3ee67"/>
    </style:style>
    <style:style style:name="P7" style:family="paragraph" style:parent-style-name="Standard" style:list-style-name="L1">
      <style:text-properties officeooo:paragraph-rsid="06e9ed13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6d5058f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5058f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60ece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dae65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dbc15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dcb5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de775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df13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e3ee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6e59d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6e9ed1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11pt" style:text-underline-style="none" fo:font-weight="bold" officeooo:rsid="06be87bb" style:text-blinking="false" fo:background-color="#ffffff" loext:char-shading-value="0" style:font-name-asian="Times New Roman1" style:font-size-asian="11pt" style:font-weight-asian="bold" style:font-name-complex="Arial" style:font-size-complex="11pt" style:font-weight-complex="bold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590b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8952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d601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80c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01f1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11f2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6ce4e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3">Vending Machine</text:span></text:span></text:p>
      <text:list xml:id="list3734678457311642096" text:style-name="L1">
        <text:list-item>
          <text:p text:style-name="P3"><text:span text:style-name="Source_20_Text"><text:span text:style-name="T23">problem stat</text:span></text:span><text:span text:style-name="Source_20_Text"><text:span text:style-name="T24">ement</text:span></text:span></text:p>
          <text:list>
            <text:list-item>
              <text:p text:style-name="P8"><text:span text:style-name="Source_20_Text"><text:span text:style-name="T15">Design a vending machine system which can provide goods after accepting the money.</text:span></text:span></text:p>
            </text:list-item>
            <text:list-item>
              <text:p text:style-name="P8"><text:bookmark text:name="docs-internal-guid-755ba7c9-7fff-771e-6703-54c1473b5a741"/><text:span text:style-name="Source_20_Text"><text:span text:style-name="T22">Vending machine owner can update the product pricing as well as listing.</text:span></text:span></text:p>
            </text:list-item>
            <text:list-item>
              <text:p text:style-name="P8"><text:span text:style-name="Source_20_Text"><text:span text:style-name="T21">Vending machine have some mechanism to generate the report.</text:span></text:span></text:p>
            </text:list-item>
          </text:list>
        </text:list-item>
        <text:list-item>
          <text:p text:style-name="P3"><text:span text:style-name="Source_20_Text"><text:span text:style-name="T23">u</text:span></text:span><text:span text:style-name="Source_20_Text"><text:span text:style-name="T25">se cases</text:span></text:span></text:p>
          <text:list>
            <text:list-item>
              <text:p text:style-name="P8"><text:span text:style-name="Source_20_Text"><text:span text:style-name="T16">Vending machine should display the available products with their corresponding prices.</text:span></text:span></text:p>
            </text:list-item>
            <text:list-item>
              <text:p text:style-name="P8"><text:bookmark text:name="docs-internal-guid-5b862c5a-7fff-e6ff-4b8a-1d3bf30643801"/><text:span text:style-name="Source_20_Text"><text:span text:style-name="T17">User can select product from the vending machine dashboard.</text:span></text:span></text:p>
            </text:list-item>
            <text:list-item>
              <text:p text:style-name="P8"><text:span text:style-name="Source_20_Text"><text:span text:style-name="T18">User should be able to pay the money to the machine in some selected denominations.</text:span></text:span></text:p>
            </text:list-item>
            <text:list-item>
              <text:p text:style-name="P8"><text:bookmark text:name="docs-internal-guid-952f16a7-7fff-4109-c4cd-81b238fb73d51"/><text:span text:style-name="Source_20_Text"><text:span text:style-name="T19">Vending machine evaluates the </text:span></text:span><text:span text:style-name="Source_20_Text"><text:span text:style-name="T20">selected product price</text:span></text:span><text:span text:style-name="Source_20_Text"><text:span text:style-name="T19"> and returns the change if any.</text:span></text:span></text:p>
            </text:list-item>
            <text:list-item>
              <text:p text:style-name="P9"><text:bookmark text:name="docs-internal-guid-51f6184f-7fff-0c7f-dbba-b155185cd39f1"/>Vending machine after confirming the payment dispenses the product.</text:p>
            </text:list-item>
            <text:list-item>
              <text:p text:style-name="P9">Vending machine have some functionality to generate the bill for the same.</text:p>
            </text:list-item>
          </text:list>
        </text:list-item>
        <text:list-item>
          <text:p text:style-name="P3"><text:span text:style-name="Source_20_Text"><text:span text:style-name="T25">identifying objects</text:span></text:span></text:p>
          <text:list>
            <text:list-item>
              <text:p text:style-name="P4"><text:span text:style-name="Source_20_Text"><text:span text:style-name="T4">Entity objects: </text:span></text:span><text:span text:style-name="Source_20_Text"><text:span text:style-name="T5">Bucket, Coin, Inventory, Item, </text:span></text:span></text:p>
            </text:list-item>
            <text:list-item>
              <text:p text:style-name="P4"><text:span text:style-name="Source_20_Text"><text:span text:style-name="T4">Behavioural objects: </text:span></text:span><text:span text:style-name="Source_20_Text"><text:span text:style-name="T6">NotFullPaidException, NotSufficientChangeException, SoldOutException,</text:span></text:span><text:span text:style-name="Source_20_Text"><text:span text:style-name="T7"> VendingMachine (interface), </text:span></text:span><text:span text:style-name="Source_20_Text"><text:span text:style-name="T8">VendingMachineFactory, VendingMachineImpl,</text:span></text:span></text:p>
            </text:list-item>
          </text:list>
        </text:list-item>
        <text:list-item>
          <text:p text:style-name="P3"><text:span text:style-name="Source_20_Text"><text:span text:style-name="T25">refining with hierarchy</text:span></text:span></text:p>
          <text:list>
            <text:list-item>
              <text:p text:style-name="P5"><text:span text:style-name="Source_20_Text"><text:span text:style-name="T9">Not a use case of inheritance,</text:span></text:span></text:p>
            </text:list-item>
          </text:list>
        </text:list-item>
        <text:list-item>
          <text:p text:style-name="P3"><text:span text:style-name="Source_20_Text"><text:span text:style-name="T25">identifying interactions among objects</text:span></text:span></text:p>
          <text:list>
            <text:list-item>
              <text:p text:style-name="P6"><text:span text:style-name="Source_20_Text"><text:span text:style-name="T11">VendingMachine class will maintain cash and item inventory.</text:span></text:span></text:p>
            </text:list-item>
          </text:list>
        </text:list-item>
        <text:list-item>
          <text:p text:style-name="P3"><text:span text:style-name="Source_20_Text"><text:span text:style-name="T25">identifying attributes </text:span></text:span><text:span text:style-name="Source_20_Text"><text:span text:style-name="T26">and methods of class and create class diagram</text:span></text:span></text:p>
        </text:list-item>
        <text:list-item>
          <text:p text:style-name="P3"><text:span text:style-name="Source_20_Text"><text:span text:style-name="T27">implement the class diagram</text:span></text:span></text:p>
          <text:p text:style-name="P7"><text:span text:style-name="Source_20_Text"><text:span text:style-name="T12">https://github.com/docs608/trash/tree/master/VendingMachine</text:span></text:span></text:p>
        </text:list-item>
        <text:list-item>
          <text:p text:style-name="P3"><text:span text:style-name="Source_20_Text"><text:span text:style-name="T28">Follow up questions:</text:span></text:span></text:p>
        </text:list-item>
        <text:list-item>
          <text:p text:style-name="P3"><text:span text:style-name="Source_20_Text"><text:span text:style-name="T3">a</text:span></text:span></text:p>
        </text:list-item>
      </text:list>
      <text:p text:style-name="P2"><text:span text:style-name="Source_20_Tex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13T23:53:59.035400604</dc:date>
    <meta:editing-duration>P23DT6H34M12S</meta:editing-duration>
    <meta:editing-cycles>1647</meta:editing-cycles>
    <meta:document-statistic meta:table-count="0" meta:image-count="0" meta:object-count="0" meta:page-count="1" meta:paragraph-count="24" meta:word-count="188" meta:character-count="1311" meta:non-whitespace-character-count="1168"/>
  </office:meta>
</office:document-meta>
</file>